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O.setId( long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Valu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Values( List &lt; String &gt; valu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riteAsArray_list_public.test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VO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